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2351" officeooo:paragraph-rsid="001f2351"/>
    </style:style>
    <style:style style:name="P2" style:family="paragraph" style:parent-style-name="Standard">
      <style:paragraph-properties fo:text-align="center" style:justify-single-word="false"/>
      <style:text-properties officeooo:rsid="001f2351" officeooo:paragraph-rsid="001f23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s</text:p>
      <text:p text:style-name="P2"/>
      <text:p text:style-name="P2">by Kyle Eggleston</text:p>
      <text:p text:style-name="P1"/>
      <text:p text:style-name="P1">"So you killed them."</text:p>
      <text:p text:style-name="P1"/>
      <text:p text:style-name="P1">"No."</text:p>
      <text:p text:style-name="P1"/>
      <text:p text:style-name="P1">"Don't deny it, you killed them and you enjoyed every moment of it!"</text:p>
      <text:p text:style-name="P1"/>
      <text:p text:style-name="P1">"No."</text:p>
      <text:p text:style-name="P1"/>
      <text:p text:style-name="P1">Susan flipped her hair back as best she could. Being interrogated was not her choice of a fun time.</text:p>
      <text:p text:style-name="P1"/>
      <text:p text:style-name="P1">"But you are an assassin. It's what you do for a living!"</text:p>
      <text:p text:style-name="P1"/>
      <text:p text:style-name="P1">Susan sighed. It wasn't really a living she was going after. She had always been told to go with what you're good at. She just happened to be good at taking people down. She didn't enjoy the word killed or murder.</text:p>
      <text:p text:style-name="P1"/>
      <text:p text:style-name="P1">The man dunked her head in a water t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2T09:36:02.535000000</meta:creation-date>
    <dc:date>2014-06-02T09:38:53.783000000</dc:date>
    <meta:editing-duration>P0D</meta:editing-duration>
    <meta:editing-cycles>1</meta:editing-cycles>
    <meta:document-statistic meta:table-count="0" meta:image-count="0" meta:object-count="0" meta:page-count="1" meta:paragraph-count="10" meta:word-count="104" meta:character-count="534" meta:non-whitespace-character-count="440"/>
    <meta:generator>LibreOffice/4.1.6.2$Windows_x86 LibreOffice_project/40ff705089295be5be0aae9b15123f687c05b0a</meta:generator>
  </office:meta>
</office:document-meta>
</file>